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2cm" svg:height="1.673cm" svg:x="4.8cm" svg:y="3.738cm">
          <draw:text-box>
            <text:p text:style-name="P1">Step 1:</text:p>
            <text:p text:style-name="P1">formulate hypothesis</text:p>
          </draw:text-box>
        </draw:frame>
        <draw:frame draw:style-name="gr1" draw:text-style-name="P1" draw:layer="layout" svg:width="9.2cm" svg:height="1.673cm" svg:x="10.2cm" svg:y="8.4cm">
          <draw:text-box>
            <text:p text:style-name="P1">Step 3:</text:p>
            <text:p text:style-name="P1">infer new information</text:p>
          </draw:text-box>
        </draw:frame>
        <draw:frame draw:style-name="gr1" draw:text-style-name="P1" draw:layer="layout" svg:width="9.2cm" svg:height="1.673cm" svg:x="14.9cm" svg:y="3.738cm">
          <draw:text-box>
            <text:p text:style-name="P1">Step 2:</text:p>
            <text:p text:style-name="P1"><text:s/>validate hypothesis</text:p>
          </draw:text-box>
        </draw:frame>
        <draw:line draw:style-name="gr2" draw:text-style-name="P1" draw:layer="layout" svg:x1="13cm" svg:y1="4.911cm" svg:x2="16.4cm" svg:y2="4.911cm">
          <text:p/>
        </draw:line>
        <draw:line draw:style-name="gr2" draw:text-style-name="P1" draw:layer="layout" svg:x1="17.3cm" svg:y1="5.6cm" svg:x2="15.1cm" svg:y2="8.4cm">
          <text:p/>
        </draw:line>
        <draw:line draw:style-name="gr2" draw:text-style-name="P1" draw:layer="layout" svg:x1="14.1cm" svg:y1="8.4cm" svg:x2="11.9cm" svg:y2="5.6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Rigaud</meta:initial-creator>
    <meta:creation-date>2014-01-26T22:29:26.660740275</meta:creation-date>
    <dc:date>2014-09-08T09:59:27.842273345</dc:date>
    <dc:creator>Christophe Rigaud</dc:creator>
    <meta:editing-duration>PT20M52S</meta:editing-duration>
    <meta:editing-cycles>6</meta:editing-cycles>
    <meta:generator>LibreOffice/4.2.5.2$Linux_X86_64 LibreOffice_project/61cb170a04bb1f12e77c884eab9192be736ec5f5</meta:generator>
    <meta:document-statistic meta:object-count="29"/>
  </office:meta>
</office:document-meta>
</file>